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alexander1980_5f_alac1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auderset-hernandez2020_5f_dura11">
      <style:table-properties table:display="true" style:writing-mode="lr-tb"/>
    </style:style>
    <style:style style:name="ta5" style:family="table" style:master-page-name="PageStyle_5f_bradley1970_5f_jica11">
      <style:table-properties table:display="true" style:writing-mode="lr-tb"/>
    </style:style>
    <style:style style:name="ta6" style:family="table" style:master-page-name="PageStyle_5f_daly1977_5f_peno11">
      <style:table-properties table:display="true" style:writing-mode="lr-tb"/>
    </style:style>
    <style:style style:name="ta7" style:family="table" style:master-page-name="PageStyle_5f_dyk-stoudt1965_5f_gran11">
      <style:table-properties table:display="true" style:writing-mode="lr-tb"/>
    </style:style>
    <style:style style:name="ta8" style:family="table" style:master-page-name="PageStyle_5f_farris1992_5f_yoso11">
      <style:table-properties table:display="true" style:writing-mode="lr-tb"/>
    </style:style>
    <style:style style:name="ta9" style:family="table" style:master-page-name="PageStyle_5f_good1979_5f_chic12">
      <style:table-properties table:display="true" style:writing-mode="lr-tb"/>
    </style:style>
    <style:style style:name="ta10" style:family="table" style:master-page-name="PageStyle_5f_johnson1988_5f_jami11">
      <style:table-properties table:display="true" style:writing-mode="lr-tb"/>
    </style:style>
    <style:style style:name="ta11" style:family="table" style:master-page-name="PageStyle_5f_macaulay1996_5f_chal11">
      <style:table-properties table:display="true" style:writing-mode="lr-tb"/>
    </style:style>
    <style:style style:name="ta12" style:family="table" style:master-page-name="PageStyle_5f_mak1953_5f_gran11-atat11">
      <style:table-properties table:display="true" style:writing-mode="lr-tb"/>
    </style:style>
    <style:style style:name="ta13" style:family="table" style:master-page-name="PageStyle_5f_mak1958_5f_ocot11">
      <style:table-properties table:display="true" style:writing-mode="lr-tb"/>
    </style:style>
    <style:style style:name="ta14" style:family="table" style:master-page-name="PageStyle_5f_north-shields1976_5f_prog12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ankratz-pike1967_5f_ayut11">
      <style:table-properties table:display="true" style:writing-mode="lr-tb"/>
    </style:style>
    <style:style style:name="ta17" style:family="table" style:master-page-name="PageStyle_5f_pensinger1974_5f_jami11">
      <style:table-properties table:display="true" style:writing-mode="lr-tb"/>
    </style:style>
    <style:style style:name="ta18" style:family="table" style:master-page-name="PageStyle_5f_pike-cowan1967_5f_huaj11">
      <style:table-properties table:display="true" style:writing-mode="lr-tb"/>
    </style:style>
    <style:style style:name="ta19" style:family="table" style:master-page-name="PageStyle_5f_pike-ibach1978_5f_mixt11">
      <style:table-properties table:display="true" style:writing-mode="lr-tb"/>
    </style:style>
    <style:style style:name="ta20" style:family="table" style:master-page-name="PageStyle_5f_pike-oram1976_5f_diux11">
      <style:table-properties table:display="true" style:writing-mode="lr-tb"/>
    </style:style>
    <style:style style:name="ta21" style:family="table" style:master-page-name="PageStyle_5f_pike-small1974_5f_coat11">
      <style:table-properties table:display="true" style:writing-mode="lr-tb"/>
    </style:style>
    <style:style style:name="ta22" style:family="table" style:master-page-name="PageStyle_5f_schultze-jena1938_5f_cahu11">
      <style:table-properties table:display="true" style:writing-mode="lr-tb"/>
    </style:style>
    <style:style style:name="ta23" style:family="table" style:master-page-name="PageStyle_5f_shields1988_5f_prog12">
      <style:table-properties table:display="true" style:writing-mode="lr-tb"/>
    </style:style>
    <style:style style:name="ta24" style:family="table" style:master-page-name="PageStyle_5f_stark1986_5f_colo11">
      <style:table-properties table:display="true" style:writing-mode="lr-tb"/>
    </style:style>
    <style:style style:name="ta25" style:family="table" style:master-page-name="PageStyle_5f_zylstra1980_5f_alac11">
      <style:table-properties table:display="true" style:writing-mode="lr-tb"/>
    </style:style>
    <style:style style:name="ta26" style:family="table" style:master-page-name="PageStyle_5f_zylstra1991_5f_alac11">
      <style:table-properties table:display="true" style:writing-mode="lr-tb"/>
    </style:style>
    <style:style style:name="ta27" style:family="table" style:master-page-name="PageStyle_5f_durr1987">
      <style:table-properties table:display="true" style:writing-mode="lr-tb"/>
    </style:style>
    <style:style style:name="ta28" style:family="table" style:master-page-name="PageStyle_5f_josserand198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1pt" fo:font-style="normal" fo:text-shadow="none" style:text-underline-style="none" fo:font-weight="normal" style:font-size-asian="11pt" style:font-style-asian="normal" style:font-weight-asian="normal" style:font-name-complex="Linux Libertine1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normal" style:font-size-asian="11pt" style:font-style-asian="normal" style:font-weight-asian="normal" style:font-name-complex="Linux Libertine1" style:font-size-complex="11pt" style:font-style-complex="normal" style:font-weight-complex="normal"/>
    </style:style>
    <style:style style:name="ce3" style:family="table-cell" style:parent-style-name="Default">
      <style:text-properties style:font-name="Linux Libertine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1" fo:font-size="11pt" fo:font-style="normal" fo:text-shadow="none" style:text-underline-style="none" fo:font-weight="normal" style:font-size-asian="11pt" style:font-style-asian="normal" style:font-weight-asian="normal" style:font-name-complex="Linux Libertine1" style:font-size-complex="11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exander1980_alac1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alexander1980_alac11.$A$1:.$E$1"/>
        </table:named-expressions>
      </table:table>
      <table:table table:name="alexander1988_ocot11" table:style-name="ta2">
        <table:table-column table:style-name="co2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mith2020_yolo11" table:style-name="ta3">
        <table:table-column table:style-name="co1" table:number-columns-repeated="1024" table:default-cell-style-name="ce4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derset-hernandez2020_dura11" table:style-name="ta4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dley1970_jica11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bradley1970_jica11.$A$1:.$E$53"/>
        </table:named-expressions>
      </table:table>
      <table:table table:name="bradley1991_conc11" table:style-name="ta2">
        <table:table-column table:style-name="co2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ly1977_peno11" table:style-name="ta6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daly1977_peno11.$B$1:.$B$168"/>
        </table:named-expressions>
      </table:table>
      <table:table table:name="dyk-stoudt1965_gran11" table:style-name="ta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'dyk-stoudt1965_gran11'.$B$1:.$B$111"/>
        </table:named-expressions>
      </table:table>
      <table:table table:name="farris1992_yoso11" table:style-name="ta8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indo2009_abas11" table:style-name="ta2">
        <table:table-column table:style-name="co2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̀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̀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̀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̀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̀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̀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̀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̀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̀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n</text:p>
          </table:table-cell>
          <table:table-cell table:style-name="ce2" office:value-type="string" calcext:value-type="string">
            <text:p>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̀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õ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̀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̀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̀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̀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̀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ood1979_chic12" table:style-name="ta9">
        <table:table-column table:style-name="co1" table:number-columns-repeated="64" table:default-cell-style-name="ce5"/>
        <table:table-column table:style-name="co1" table:number-columns-repeated="960" table:default-cell-style-name="Default"/>
        <table:table-row table:style-name="ro2">
          <table:table-cell table:style-name="ce4" office:value-type="string" calcext:value-type="string">
            <text:p>Grapheme</text:p>
          </table:table-cell>
          <table:table-cell table:style-name="ce4" office:value-type="string" calcext:value-type="string">
            <text:p>IPA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59"/>
          <table:table-cell table:number-columns-repeated="960"/>
        </table:table-row>
        <table:table-row table:style-name="ro2"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g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h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n</text:p>
          </table:table-cell>
          <table:table-cell table:style-name="ce4" office:value-type="string" calcext:value-type="string">
            <text:p>j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is an allophone of j, so maybe should just be j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y</text:p>
          </table:table-cell>
          <table:table-cell table:style-name="ce4" office:value-type="string" calcext:value-type="string">
            <text:p>j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cu</text:p>
          </table:table-cell>
          <table:table-cell table:style-name="ce4" office:value-type="string" calcext:value-type="string">
            <text:p>k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l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ll</text:p>
          </table:table-cell>
          <table:table-cell table:style-name="ce4" office:value-type="string" calcext:value-type="string">
            <text:p>lː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m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n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nd</text:p>
          </table:table-cell>
          <table:table-cell table:style-name="ce4" office:value-type="string" calcext:value-type="string">
            <text:p>ⁿ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ᵑ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ʃ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ts</text:p>
          </table:table-cell>
          <table:table-cell table:style-name="ce4" office:value-type="string" calcext:value-type="string">
            <text:p>t͡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chr</text:p>
          </table:table-cell>
          <table:table-cell table:style-name="ce4" office:value-type="string" calcext:value-type="string">
            <text:p>t͡ʂ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st guess based on phonological descripti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t͡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could also be tɕ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u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uu</text:p>
          </table:table-cell>
          <table:table-cell table:style-name="ce4" office:value-type="string" calcext:value-type="string">
            <text:p>w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z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ʑ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for some also ɾ or even r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ʔ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e</text:p>
          </table:table-cell>
          <table:table-cell table:style-name="ce4"/>
          <table:table-cell table:style-name="ce4" office:value-type="string" calcext:value-type="string">
            <text:p>unmarked is also tone 3, needs to be integrated with rule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a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e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ë</text:p>
          </table:table-cell>
          <table:table-cell table:style-name="ce4" office:value-type="string" calcext:value-type="string">
            <text:p>ə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i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i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o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u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u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ï</text:p>
          </table:table-cell>
          <table:table-cell table:style-name="ce4" office:value-type="string" calcext:value-type="string">
            <text:p>ɯ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ïn</text:p>
          </table:table-cell>
          <table:table-cell table:style-name="ce4" office:value-type="string" calcext:value-type="string">
            <text:p>ɯ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lls1990_ayut11" table:style-name="ta2">
        <table:table-column table:style-name="co2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y</text:p>
          </table:table-cell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ohnson1988_jami11" table:style-name="ta10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uiper1991_diux11" table:style-name="ta2">
        <table:table-column table:style-name="co2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fter 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sed as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ppears before nasal vowels, probably an allophone of t; not sure about exact phone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'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s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<text:span text:style-name="T1">ã1a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<text:span text:style-name="T1">ã1a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̂n</text:p>
          </table:table-cell>
          <table:table-cell office:value-type="string" calcext:value-type="string">
            <text:p>ã3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<text:span text:style-name="T1">ẽ1e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<text:span text:style-name="T1">ẽ1e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̂n</text:p>
          </table:table-cell>
          <table:table-cell office:value-type="string" calcext:value-type="string">
            <text:p>ẽ1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̂n</text:p>
          </table:table-cell>
          <table:table-cell office:value-type="string" calcext:value-type="string">
            <text:p>ẽ3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̂n</text:p>
          </table:table-cell>
          <table:table-cell office:value-type="string" calcext:value-type="string">
            <text:p>ẽ5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̂n</text:p>
          </table:table-cell>
          <table:table-cell office:value-type="string" calcext:value-type="string">
            <text:p>ĩ3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<text:span text:style-name="T1">ɨ̃1ɨ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<text:span text:style-name="T1">ɨ̃1ɨ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̂n</text:p>
          </table:table-cell>
          <table:table-cell office:value-type="string" calcext:value-type="string">
            <text:p>ɨ̃1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̂n</text:p>
          </table:table-cell>
          <table:table-cell office:value-type="string" calcext:value-type="string">
            <text:p>ɨ̃3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̂n</text:p>
          </table:table-cell>
          <table:table-cell office:value-type="string" calcext:value-type="string">
            <text:p>ɨ̃5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<text:span text:style-name="T1">õ1o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<text:span text:style-name="T1">õ1o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̂n</text:p>
          </table:table-cell>
          <table:table-cell office:value-type="string" calcext:value-type="string">
            <text:p>õ3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<text:span text:style-name="T1">ũ1u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<text:span text:style-name="T1">ũ1u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̂n</text:p>
          </table:table-cell>
          <table:table-cell office:value-type="string" calcext:value-type="string">
            <text:p>ũ3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aulay1996_chal11" table:style-name="ta1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ž</text:p>
          </table:table-cell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̃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̃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̃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1953_gran11-atat11" table:style-name="ta12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1958_ocot11" table:style-name="ta13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shields1976_prog12" table:style-name="ta14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holt1961_metl11" table:style-name="ta1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kratz-pike1967_ayut11" table:style-name="ta16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a semivowel, but other sources on Ayutla strongly suggest it's a fricativ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singer1974_jami11" table:style-name="ta1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cowan1967_huaj11" table:style-name="ta18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ibach1978_mixt11" table:style-name="ta19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'pike-ibach1978_mixt11'.$A$1:.$E$39"/>
        </table:named-expressions>
      </table:table>
      <table:table table:name="pike-oram1976_diux11" table:style-name="ta20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small1974_coat11" table:style-name="ta2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đʸ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̂</text:p>
          </table:table-cell>
          <table:table-cell office:value-type="string" calcext:value-type="string">
            <text:p>ã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̌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̌</text:p>
          </table:table-cell>
          <table:table-cell office:value-type="string" calcext:value-type="string">
            <text:p>ã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̂</text:p>
          </table:table-cell>
          <table:table-cell office:value-type="string" calcext:value-type="string">
            <text:p>e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̌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̌</text:p>
          </table:table-cell>
          <table:table-cell office:value-type="string" calcext:value-type="string">
            <text:p>e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̂</text:p>
          </table:table-cell>
          <table:table-cell office:value-type="string" calcext:value-type="string">
            <text:p>i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̌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̌</text:p>
          </table:table-cell>
          <table:table-cell office:value-type="string" calcext:value-type="string">
            <text:p>i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̂</text:p>
          </table:table-cell>
          <table:table-cell office:value-type="string" calcext:value-type="string">
            <text:p>ɨ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̌</text:p>
          </table:table-cell>
          <table:table-cell office:value-type="string" calcext:value-type="string">
            <text:p>ɨ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̌</text:p>
          </table:table-cell>
          <table:table-cell office:value-type="string" calcext:value-type="string">
            <text:p>ɨ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̌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̂</text:p>
          </table:table-cell>
          <table:table-cell office:value-type="string" calcext:value-type="string">
            <text:p>u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̌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̌</text:p>
          </table:table-cell>
          <table:table-cell office:value-type="string" calcext:value-type="string">
            <text:p>u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ultze-jena1938_cahu11" table:style-name="ta22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̃</text:p>
          </table:table-cell>
          <table:table-cell table:style-name="ce6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elds1988_prog12" table:style-name="ta23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ll1990_coat11" table:style-name="ta2">
        <table:table-column table:style-name="co2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z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a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̂n</text:p>
          </table:table-cell>
          <table:table-cell office:value-type="string" calcext:value-type="string">
            <text:p>ẽ1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̂n</text:p>
          </table:table-cell>
          <table:table-cell office:value-type="string" calcext:value-type="string">
            <text:p>ẽ5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e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i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̂n</text:p>
          </table:table-cell>
          <table:table-cell office:value-type="string" calcext:value-type="string">
            <text:p>ɨ̃1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̂n</text:p>
          </table:table-cell>
          <table:table-cell office:value-type="string" calcext:value-type="string">
            <text:p>ɨ̃5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ɨ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o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u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k1986_colo11" table:style-name="ta24">
        <table:table-column table:style-name="co1" table:number-columns-repeated="1024" table:default-cell-style-name="ce4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lstra1980_alac11" table:style-name="ta25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lstra1991_alac11" table:style-name="ta26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r1987" table:style-name="ta27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depoint</text:p>
          </table:table-cell>
          <table:table-cell office:value-type="string" calcext:value-type="string">
            <text:p>UnicodeNa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+00E1</text:p>
          </table:table-cell>
          <table:table-cell office:value-type="string" calcext:value-type="string">
            <text:p>LATIN SMALL LETTER A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E1, U+0327</text:p>
          </table:table-cell>
          <table:table-cell office:value-type="string" calcext:value-type="string">
            <text:p>LATIN SMALL LETTER A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+00E0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2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1C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101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+0101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180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+010D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23C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+0111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11B</text:p>
          </table:table-cell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229, U+0300</text:p>
          </table:table-cell>
          <table:table-cell office:value-type="string" calcext:value-type="string">
            <text:p>LATIN SMALL LETTER E WITH CEDILLA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̌</text:p>
          </table:table-cell>
          <table:table-cell office:value-type="string" calcext:value-type="string">
            <text:p>e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C</text:p>
          </table:table-cell>
          <table:table-cell office:value-type="string" calcext:value-type="string">
            <text:p>LATIN SMALL LETTER E WITH CEDILLA, COMBINING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4</text:p>
          </table:table-cell>
          <table:table-cell office:value-type="string" calcext:value-type="string">
            <text:p>LATIN SMALL LETTER E WITH CEDILLA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+0113</text:p>
          </table:table-cell>
          <table:table-cell office:value-type="string" calcext:value-type="string">
            <text:p>LATIN SMALL LETTER E WITH MAC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LATIN SMALL LETTER F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LATIN SMALL LETTER 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LATIN SMALL LETTER I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+00ED, U+0327</text:p>
          </table:table-cell>
          <table:table-cell office:value-type="string" calcext:value-type="string">
            <text:p>LATIN SMALL LETTER I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LATIN SMALL LETTER I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+00EC, U+0327</text:p>
          </table:table-cell>
          <table:table-cell office:value-type="string" calcext:value-type="string">
            <text:p>LATIN SMALL LETTER I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î̧</text:p>
          </table:table-cell>
          <table:table-cell office:value-type="string" calcext:value-type="string">
            <text:p>ĩ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0EE, U+0327</text:p>
          </table:table-cell>
          <table:table-cell office:value-type="string" calcext:value-type="string">
            <text:p>LATIN SMALL LETTER I WITH CIRCUMFLEX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i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+01D0</text:p>
          </table:table-cell>
          <table:table-cell office:value-type="string" calcext:value-type="string">
            <text:p>LATIN SMALL LETTER I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ǐ̧</text:p>
          </table:table-cell>
          <table:table-cell office:value-type="string" calcext:value-type="string">
            <text:p>ĩ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0, U+0327</text:p>
          </table:table-cell>
          <table:table-cell office:value-type="string" calcext:value-type="string">
            <text:p>LATIN SMALL LETTER I WITH CA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+012B</text:p>
          </table:table-cell>
          <table:table-cell office:value-type="string" calcext:value-type="string">
            <text:p>LATIN SMALL LETTER I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+012B, U+0327</text:p>
          </table:table-cell>
          <table:table-cell office:value-type="string" calcext:value-type="string">
            <text:p>LATIN SMALL LETTER I WITH MAC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᷅</text:p>
          </table:table-cell>
          <table:table-cell office:value-type="string" calcext:value-type="string">
            <text:p>i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9, U+1DC5</text:p>
          </table:table-cell>
          <table:table-cell office:value-type="string" calcext:value-type="string">
            <text:p>LATIN SMALL LETTER I, COMBINING GRAVE-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+0268, U+0301</text:p>
          </table:table-cell>
          <table:table-cell office:value-type="string" calcext:value-type="string">
            <text:p>LATIN SMALL LETTER I WITH STROKE, COMBINING ACUT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0</text:p>
          </table:table-cell>
          <table:table-cell office:value-type="string" calcext:value-type="string">
            <text:p>LATIN SMALL LETTER I WITH STROKE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268, U+0327, U+0301</text:p>
          </table:table-cell>
          <table:table-cell office:value-type="string" calcext:value-type="string">
            <text:p>LATIN SMALL LETTER I WITH STROKE, COMBINING CEDILLA, COMBINING ACUT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268, U+0327, U+0300</text:p>
          </table:table-cell>
          <table:table-cell office:value-type="string" calcext:value-type="string">
            <text:p>LATIN SMALL LETTER I WITH STROKE, COMBINING CEDILLA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̌</text:p>
          </table:table-cell>
          <table:table-cell office:value-type="string" calcext:value-type="string">
            <text:p>ɨ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68, U+0327, U+030C</text:p>
          </table:table-cell>
          <table:table-cell office:value-type="string" calcext:value-type="string">
            <text:p>LATIN SMALL LETTER I WITH STROKE, COMBINING CEDILLA, COMBINING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268, U+0327, U+0304</text:p>
          </table:table-cell>
          <table:table-cell office:value-type="string" calcext:value-type="string">
            <text:p>LATIN SMALL LETTER I WITH STROKE, COMBINING CEDILLA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4</text:p>
          </table:table-cell>
          <table:table-cell office:value-type="string" calcext:value-type="string">
            <text:p>LATIN SMALL LETTER I WITH STROKE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F0</text:p>
          </table:table-cell>
          <table:table-cell office:value-type="string" calcext:value-type="string">
            <text:p>LATIN SMALL LETTER J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LATIN SMALL LETTER 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LATIN SMALL LETTER 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LATIN SMALL LETTER M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LATIN SMALL LETTER 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̥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LATIN CAPITAL LETTER 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LATIN SMALL LETTER N WITH TIL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LATIN SMALL LETTER O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̧</text:p>
          </table:table-cell>
          <table:table-cell office:value-type="string" calcext:value-type="string">
            <text:p>õ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0F3, U+0327</text:p>
          </table:table-cell>
          <table:table-cell office:value-type="string" calcext:value-type="string">
            <text:p>LATIN SMALL LETTER O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LATIN SMALL LETTER O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ò̧</text:p>
          </table:table-cell>
          <table:table-cell office:value-type="string" calcext:value-type="string">
            <text:p>õ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0F2, U+0327</text:p>
          </table:table-cell>
          <table:table-cell office:value-type="string" calcext:value-type="string">
            <text:p>LATIN SMALL LETTER O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2</text:p>
          </table:table-cell>
          <table:table-cell office:value-type="string" calcext:value-type="string">
            <text:p>LATIN SMALL LETTER O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+014D</text:p>
          </table:table-cell>
          <table:table-cell office:value-type="string" calcext:value-type="string">
            <text:p>LATIN SMALL LETTER O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ō̧</text:p>
          </table:table-cell>
          <table:table-cell office:value-type="string" calcext:value-type="string">
            <text:p>õ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+014D, U+0327</text:p>
          </table:table-cell>
          <table:table-cell office:value-type="string" calcext:value-type="string">
            <text:p>LATIN SMALL LETTER O WITH MACRON, COMBINING CEDILL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LATIN SMALL LETTER P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LATIN SMALL LETTER 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LATIN SMALL LETTER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+0161</text:p>
          </table:table-cell>
          <table:table-cell office:value-type="string" calcext:value-type="string">
            <text:p>LATIN SMALL LETTER S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LATIN SMALL LETTER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LATIN SMALL LETTER U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+00FA, U+0327</text:p>
          </table:table-cell>
          <table:table-cell office:value-type="string" calcext:value-type="string">
            <text:p>LATIN SMALL LETTER U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LATIN SMALL LETTER U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+00F9, U+0327</text:p>
          </table:table-cell>
          <table:table-cell office:value-type="string" calcext:value-type="string">
            <text:p>LATIN SMALL LETTER U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D4</text:p>
          </table:table-cell>
          <table:table-cell office:value-type="string" calcext:value-type="string">
            <text:p>LATIN SMALL LETTER U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ǔ̧</text:p>
          </table:table-cell>
          <table:table-cell office:value-type="string" calcext:value-type="string">
            <text:p>ũ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1D4, U+0327</text:p>
          </table:table-cell>
          <table:table-cell office:value-type="string" calcext:value-type="string">
            <text:p>LATIN SMALL LETTER U WITH CA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8</text:p>
          </table:table-cell>
          <table:table-cell office:value-type="string" calcext:value-type="string">
            <text:p>LATIN SMALL LETTER U WITH DIAERESIS AND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1DC</text:p>
          </table:table-cell>
          <table:table-cell office:value-type="string" calcext:value-type="string">
            <text:p>LATIN SMALL LETTER U WITH DIAERESIS AND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1D6</text:p>
          </table:table-cell>
          <table:table-cell office:value-type="string" calcext:value-type="string">
            <text:p>LATIN SMALL LETTER U WITH DIAERESIS AND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U+016B</text:p>
          </table:table-cell>
          <table:table-cell office:value-type="string" calcext:value-type="string">
            <text:p>LATIN SMALL LETTER U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+016B, U+0327</text:p>
          </table:table-cell>
          <table:table-cell office:value-type="string" calcext:value-type="string">
            <text:p>LATIN SMALL LETTER U WITH MACRON, COMBINING CEDILL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LATIN SMALL LETTER W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LATIN SMALL LETTER 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LATIN SMALL LETTER 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͡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LATIN SMALL LETTER 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+017E</text:p>
          </table:table-cell>
          <table:table-cell office:value-type="string" calcext:value-type="string">
            <text:p>LATIN SMALL LETTER Z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U+0294</text:p>
          </table:table-cell>
          <table:table-cell office:value-type="string" calcext:value-type="string">
            <text:p>LATIN LETTER GLOTTAL STOP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3B8</text:p>
          </table:table-cell>
          <table:table-cell office:value-type="string" calcext:value-type="string">
            <text:p>GREEK SMALL LETTER TH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sserand1983" table:style-name="ta28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table:number-columns-repeated="2"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lenbach1992_copa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mar1897_chic02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lexander1980_alac11.A1:alexander1980_alac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exander1988_ocot11.A1:alexander1988_oco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bradley1970_jica11.A1:bradley1970_jica11.E53" table:orientation="column"/>
        <table:database-range table:name="__Anonymous_Sheet_DB__5" table:target-range-address="bradley1991_conc11.A1:bradley1991_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daly1977_peno11.B1:daly1977_peno11.B168" table:orientation="column"/>
        <table:database-range table:name="__Anonymous_Sheet_DB__7" table:target-range-address="'dyk-stoudt1965_gran11'.B1:'dyk-stoudt1965_gran11'.B111" table:orientation="column"/>
        <table:database-range table:name="__Anonymous_Sheet_DB__9" table:target-range-address="galindo2009_abas11.A1:galindo2009_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1" table:target-range-address="hills1990_ayut11.A1:hills1990_ayu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kuiper1991_diux11.A1:kuiper1991_diux11.E147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2" table:target-range-address="'pike-ibach1978_mixt11'.A1:'pike-ibach1978_mixt11'.E39" table:display-filter-buttons="true" table:orientation="column"/>
        <table:database-range table:name="__Anonymous_Sheet_DB__27" table:target-range-address="small1990_coat11.A1:small1990_coa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4" table:target-range-address="belmar1897_chic02.A1:belmar1897_chic02.AMJ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6:28:47.491440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67</meta:editing-cycles>
    <meta:creation-date>2020-02-18T16:03:04</meta:creation-date>
    <dc:date>2020-07-21T16:55:42.895269376</dc:date>
    <dc:language>en-US</dc:language>
    <meta:editing-duration>PT23H12M59S</meta:editing-duration>
    <meta:generator>LibreOffice/6.3.6.2$MacOSX_X86_64 LibreOffice_project/2196df99b074d8a661f4036fca8fa0cbfa33a497</meta:generator>
    <meta:document-statistic meta:table-count="35" meta:cell-count="79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